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f29" officeooo:paragraph-rsid="0011ef29"/>
    </style:style>
    <style:style style:name="P2" style:family="paragraph" style:parent-style-name="Standard">
      <style:text-properties style:text-line-through-style="solid" style:text-line-through-type="single" officeooo:rsid="0011ef29" officeooo:paragraph-rsid="0011ef29"/>
    </style:style>
    <style:style style:name="P3" style:family="paragraph" style:parent-style-name="Standard">
      <style:text-properties fo:color="#009900" officeooo:rsid="0017e263" officeooo:paragraph-rsid="0017e263"/>
    </style:style>
    <style:style style:name="P4" style:family="paragraph" style:parent-style-name="Standard">
      <style:text-properties fo:color="#009900" officeooo:rsid="001e64c3" officeooo:paragraph-rsid="001e64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would like to compliment the PC for the very nice written draft. </text:p>
      <text:p text:style-name="P1">We have <text:s/>looked at the draft and your replies to the institute comments. </text:p>
      <text:p text:style-name="P1">Basically, all of them were taken into account but we have a couple of </text:p>
      <text:p text:style-name="P1">additional comments. </text:p>
      <text:p text:style-name="P1"><text:s/></text:p>
      <text:p text:style-name="P1">First comment is about Omega^- peak (L.350). It seems to me that it would </text:p>
      <text:p text:style-name="P1">reasonable to add a sentence about the height of the Omega^- peak. It is </text:p>
      <text:p text:style-name="P1">interesting that the height depends on the radius. The height increases with </text:p>
      <text:p text:style-name="P1">decreasing radius. One could also estimate how much the resonance yield is </text:p>
      <text:p text:style-name="P1">modified for different radii, but up to you whether to include this or not. </text:p>
      <text:p text:style-name="P1"><text:s/></text:p>
      <text:p text:style-name="P1"><text:s/></text:p>
      <text:p text:style-name="P2">line 30: affirm -&gt; affirms (verb related to dependence) </text:p>
      <text:p text:style-name="P1"><text:s/></text:p>
      <text:p text:style-name="P1"><text:s/></text:p>
      <text:p text:style-name="P1">L58, L329-335 and Appendix A (also the WUT team asked a question here). </text:p>
      <text:p text:style-name="P1">This method was used as alternative to the standard event mixing in one of the </text:p>
      <text:p text:style-name="P1">first publications of the ALICE collaboration on femtoscopy </text:p>
      <text:p text:style-name="P1">[PhysRevD82,052001(2010)]. <text:s/></text:p>
      <text:p text:style-name="P1">Please include this citation. </text:p>
      <text:p text:style-name="P1">Also, it is also not mentioned how the method works for other pairs of </text:p>
      <text:p text:style-name="P1">particles ΛK-, ΛK0S. Can you add some lines mentioning the effect on the other <text:s/></text:p>
      <text:p text:style-name="P1">hyperon-kaon combinations, maybe referring to the final correlation figure </text:p>
      <text:p text:style-name="P1">where one can see that the global fit works very well? </text:p>
      <text:p text:style-name="P1"><text:s/></text:p>
      <text:p text:style-name="P1"><text:s/></text:p>
      <text:p text:style-name="P2">line 147: Lambda puritiy in text is 95% but in the fig.1 it is 95.9% which is </text:p>
      <text:p text:style-name="P2">96% (K0 is ok in this sense) </text:p>
      <text:p text:style-name="P1"><text:s/></text:p>
      <text:p text:style-name="P2">L169: The two-particle correlation function for particles a and b -&gt; (maybe, </text:p>
      <text:p text:style-name="P2">say simply) The correlation function for particles a and b </text:p>
      <text:p text:style-name="P1"><text:s/></text:p>
      <text:p text:style-name="P2">L169, Eq.(1): The "p" letters with arrows denote 3-vectors. However, further </text:p>
      <text:p text:style-name="P2">in the text bold letters are used to denote 3-vectors as well. Maybe, it would be </text:p>
      <text:p text:style-name="P2">logical to use bold letters in L169, Eq.(1) as well? </text:p>
      <text:p text:style-name="P3">I believe this has already been corrected in the most recent version (v7), but please let me know if I’m missing a case.</text:p>
      <text:p text:style-name="P1"><text:s/></text:p>
      <text:p text:style-name="P2">Table 2: Lambda selection -&gt; Lambda [AntiLambda] selection </text:p>
      <text:p text:style-name="P1"><text:s/></text:p>
      <text:p text:style-name="P2">Figure 1 caption: ppi+ -&gt; ppi- </text:p>
      <text:p text:style-name="P1"><text:s/></text:p>
      <text:p text:style-name="P2">Eq.(2): either d^3{r} or d{bold r} </text:p>
      <text:p text:style-name="P2">line 173 and eq. 1: d in \rm ? But I do not mind to leave it.. </text:p>
      <text:p text:style-name="P2">eq. 2: d in \rm ? </text:p>
      <text:p text:style-name="P1"><text:s/></text:p>
      <text:p text:style-name="P2">Table 5: -0.60, -5.23 and -1.85: minus sign in math mode? <text:s/></text:p>
      <text:p text:style-name="P1"/>
      <text:p text:style-name="P1">L228: decayed -&gt; been produced in ... decays (?) </text:p>
      <text:p text:style-name="P1"><text:soft-page-break/><text:s/></text:p>
      <text:p text:style-name="P2">L255: \Theta K the system -&gt; the \Theta K system </text:p>
      <text:p text:style-name="P4">I believe this has already been corrected in the most recent version.</text:p>
      <text:p text:style-name="P1"><text:s/></text:p>
      <text:p text:style-name="P2">L264: p-p collisions -&gt; pp collisions </text:p>
      <text:p text:style-name="P4">I believe this has already been corrected in the most recent version.</text:p>
      <text:p text:style-name="P1"><text:s/></text:p>
      <text:p text:style-name="P1">L266, L268, Eq.(9), Eq.(11), Eq(12): Why do not you make "THERM", "HIJING", </text:p>
      <text:p text:style-name="P1">"Total", "THERM.Bgd" indices upright? </text:p>
      <text:p text:style-name="P1"><text:s/></text:p>
      <text:p text:style-name="P2">L337: “Stavinskiy <text:s/>method” -&gt; Maybe, it would be worthy to add here a </text:p>
      <text:p text:style-name="P2">reference to the Appendix A? </text:p>
      <text:p text:style-name="P1"><text:s/></text:p>
      <text:p text:style-name="P2">Eq.(B.4): either d^3{r} or d{bold r} </text:p>
      <text:p text:style-name="P1"><text:s/></text:p>
      <text:p text:style-name="P2">Fig. C1: Usually we put (a), (b), (c)... labels on fig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3:26:24.504118018</meta:creation-date>
    <dc:date>2020-04-04T16:09:36.893030475</dc:date>
    <meta:editing-duration>PT46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3" meta:word-count="466" meta:character-count="2656" meta:non-whitespace-character-count="2170"/>
  </office:meta>
</office:document-meta>
</file>